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4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style:font-size-asian="12pt" style:font-size-complex="12pt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P9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0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1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Inter" fo:font-size="10.5pt"/>
    </style:style>
    <style:style style:name="P14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15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fo:background-color="#ffff00"/>
    </style:style>
    <style:style style:name="T4" style:family="text">
      <style:text-properties style:font-name="Arial" fo:font-size="10.5pt" fo:letter-spacing="normal" fo:font-weight="normal"/>
    </style:style>
    <style:style style:name="T5" style:family="text">
      <style:text-properties style:font-name="Arial" fo:letter-spacing="normal" fo:font-weight="normal"/>
    </style:style>
    <style:style style:name="T6" style:family="text">
      <style:text-properties style:font-name="Arial" fo:font-size="12pt" fo:letter-spacing="normal" fo:font-weight="normal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)</text:p>
      <text:section text:style-name="Sect1" text:name="1141">
        <text:p text:style-name="P1"><text:span text:style-name="Strong_20_Emphasis"><text:span text:style-name="T1">Before you create a secure network, you should ___________</text:span></text:span></text:p>
        <text:p text:style-name="P1"><text:span text:style-name="Strong_20_Emphasis"><text:span text:style-name="T1"/></text:span></text:p>
        <text:list xml:id="list1914894965575607882" text:style-name="L1">
          <text:list-item>
            <text:p text:style-name="P2">Perform penetration testing</text:p>
          </text:list-item>
          <text:list-item>
            <text:p text:style-name="P2">Talk with the network administrator</text:p>
          </text:list-item>
          <text:list-item>
            <text:p text:style-name="P2">Use a virtual machine</text:p>
          </text:list-item>
          <text:list-item>
            <text:p text:style-name="P2">Be familiar with your components or devices<text:tab/><text:tab/><text:span text:style-name="T3">rigth</text:span></text:p>
            <text:p text:style-name="P9">Comments: Before you actually create a secure network in your organization or your own private network, you need to have a basic familiarity with all the relevant components or devices to identify future threats.</text:p>
          </text:list-item>
        </text:list>
        <text:p text:style-name="P8">Score: 0.00</text:p>
      </text:section>
      <text:section text:style-name="Sect1" text:name="1142">
        <text:p text:style-name="P15">2)</text:p>
        <text:p text:style-name="P1"><text:span text:style-name="Strong_20_Emphasis"><text:span text:style-name="T6">Which of the following options do you need to understand before designing your network?</text:span></text:span><text:span text:style-name="T6"><text:line-break/>Choose two answers</text:span></text:p>
        <text:p text:style-name="P6"/>
        <text:list xml:id="list174930455573080888" text:style-name="L3">
          <text:list-item>
            <text:p text:style-name="P7">Who the employees are<text:tab/><text:tab/><text:tab/><text:tab/><text:span text:style-name="T3">rigth</text:span></text:p>
          </text:list-item>
          <text:list-item>
            <text:p text:style-name="P7">Who your organization’s partners are</text:p>
          </text:list-item>
          <text:list-item>
            <text:p text:style-name="P7">What the security risks are<text:tab/><text:tab/><text:tab/><text:span text:style-name="T3">rigth</text:span></text:p>
          </text:list-item>
          <text:list-item>
            <text:p text:style-name="P7">Your operating system version</text:p>
          </text:list-item>
        </text:list>
      </text:section>
      <text:section text:style-name="Sect1" text:name="1143">
        <text:p text:style-name="P14">3)</text:p>
        <text:p text:style-name="P1"><text:span text:style-name="Strong_20_Emphasis"><text:span text:style-name="T1">Communication over unencrypted channels is vulnerable to data tempering.</text:span></text:span></text:p>
        <text:p text:style-name="P1"><text:span text:style-name="Strong_20_Emphasis"><text:span text:style-name="T1"/></text:span></text:p>
        <text:list xml:id="list1177407317377264038" text:style-name="L4">
          <text:list-item>
            <text:p text:style-name="P4">False</text:p>
          </text:list-item>
          <text:list-item>
            <text:p text:style-name="P4">True<text:tab/><text:tab/><text:tab/><text:tab/><text:span text:style-name="T3">rigth</text:span></text:p>
            <text:p text:style-name="P11">Comments: Communication over unencrypted channels can be vulnerable to stealing or manipulating sensitive data.</text:p>
          </text:list-item>
        </text:list>
        <text:p text:style-name="P8">Score: 0.00</text:p>
      </text:section>
      <text:section text:style-name="Sect1" text:name="1144">
        <text:p text:style-name="P14">4)</text:p>
        <text:p text:style-name="P1"><text:span text:style-name="Strong_20_Emphasis"><text:span text:style-name="T1">Which of the following plays a key role in identifying new vulnerabilities?</text:span></text:span></text:p>
        <text:p text:style-name="P1"><text:span text:style-name="Strong_20_Emphasis"><text:span text:style-name="T1"/></text:span></text:p>
        <text:list xml:id="list7783762650755697939" text:style-name="L5">
          <text:list-item>
            <text:p text:style-name="P5">Kali Linux</text:p>
          </text:list-item>
          <text:list-item>
            <text:p text:style-name="P5">DFD</text:p>
          </text:list-item>
          <text:list-item>
            <text:p text:style-name="P5">CVE<text:tab/><text:tab/><text:tab/><text:tab/><text:span text:style-name="T3">rigth</text:span></text:p>
          </text:list-item>
          <text:list-item>
            <text:p text:style-name="P5">Metasploit</text:p>
          </text:list-item>
        </text:list>
      </text:section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cm" fo:margin-bottom="1.997cm" fo:margin-left="1.2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9S</meta:editing-duration>
    <meta:editing-cycles>3</meta:editing-cycles>
    <meta:generator>OpenOffice/4.1.14$Win32 OpenOffice.org_project/4114m1$Build-9811</meta:generator>
    <dc:date>2023-11-21T15:29:54.91</dc:date>
    <meta:document-statistic meta:table-count="0" meta:image-count="0" meta:object-count="0" meta:page-count="1" meta:paragraph-count="26" meta:word-count="168" meta:character-count="996"/>
    <dc:creator>kaos sevdalisi</dc:creator>
    <meta:user-defined meta:name="Info 1"/>
    <meta:user-defined meta:name="Info 2"/>
    <meta:user-defined meta:name="Info 3"/>
    <meta:user-defined meta:name="Info 4"/>
  </office:meta>
</office:document-meta>
</file>